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2.5cm" svg:x="14.3cm" svg:y="3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7cm" svg:height="2.2cm" svg:x="14.3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9.2cm" svg:height="0.9cm" svg:x="5.4cm" svg:y="2.4cm"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cm" svg:height="0.9cm" draw:transform="rotate (0.385368698840348) translate (5.3cm 14.358cm)"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13cm" svg:height="0.9cm" draw:transform="skewX (-0.00226892802759263) rotate (-1.56224421346012) translate (17.341cm 11.078cm)"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cm" svg:height="0.9cm" draw:transform="rotate (0.813323431429358) translate (8.3cm 17.784cm)"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cm" svg:height="2.5cm" svg:x="1.3cm" svg:y="1.5cm">
          <text:p text:style-name="P1">generado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9cm" svg:height="2.5cm" svg:x="12.7cm" svg:y="1.6cm">
          <text:p text:style-name="P1">consume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8cm" svg:height="2.5cm" svg:x="12.8cm" svg:y="9.8cm">
          <text:p text:style-name="P1">dispatche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2.5cm" svg:x="2.3cm" svg:y="13.5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2.5cm" svg:x="6.3cm" svg:y="17.2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2.5cm" svg:x="14.7cm" svg:y="17.4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4cm" svg:height="1.2cm" svg:x="11.9cm" svg:y="18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6cm" svg:height="1.7cm" svg:x="12.4cm" svg:y="6.2cm">
          <text:p text:style-name="P1">Memoria Compartid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6cm" svg:height="1.9cm" svg:x="2.5cm" svg:y="23cm">
          <text:p text:style-name="P1">Memoria Compartida</text:p>
          <text:p text:style-name="P1">(Pool de Pistas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7.1cm" svg:x="3.8cm" svg:y="15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9cm" svg:height="3.624cm" draw:transform="rotate (-0.40613811693908) translate (7.672cm 19.51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9cm" svg:height="7.711cm" draw:transform="rotate (-0.949982711860514) translate (15.172cm 19.182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1cm" fo:page-height="2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 </meta:initial-creator>
    <meta:creation-date>2013-10-31T20:54:37.688613738</meta:creation-date>
    <dc:date>2013-10-31T22:55:44.184800897</dc:date>
    <dc:creator>migue </dc:creator>
    <meta:editing-duration>PT1H44M56S</meta:editing-duration>
    <meta:editing-cycles>5</meta:editing-cycles>
    <meta:generator>LibreOffice/4.1.2.3$Linux_X86_64 LibreOffice_project/410m0$Build-3</meta:generator>
    <meta:document-statistic meta:object-count="18"/>
  </office:meta>
</office:document-meta>
</file>